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none" draw:fill-color="#3deb3d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gr5" style:family="graphic" style:parent-style-name="standard">
      <style:graphic-properties draw:fill="none" draw:fill-color="#94bd5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.643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72cm" svg:height="1.016cm" svg:x="16.494cm" svg:y="4.97cm">
          <text:p text:style-name="P1"><text:span text:style-name="T1">While (1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2" draw:id="id2" draw:layer="layout" svg:width="4.572cm" svg:height="1.143cm" svg:x="16.494cm" svg:y="7.383cm">
          <text:p text:style-name="P1"><text:span text:style-name="T1">Sel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8.78cm" svg:y1="5.986cm" svg:x2="18.78cm" svg:y2="7.383cm" draw:start-shape="id1" draw:start-glue-point="8" draw:end-shape="id2" draw:end-glue-point="4" svg:d="m18780 5986v1397" svg:viewBox="0 0 1 1398">
          <text:p/>
        </draw:connector>
        <draw:custom-shape draw:style-name="gr1" draw:text-style-name="P2" xml:id="id3" draw:id="id3" draw:layer="layout" svg:width="4.826cm" svg:height="2.159cm" svg:x="8.366cm" svg:y="6.875cm">
          <text:p text:style-name="P1"><text:span text:style-name="T1">È scaduto</text:span></text:p>
          <text:p text:style-name="P1"><text:span text:style-name="T1">il timeout 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type="line" svg:x1="16.494cm" svg:y1="7.954cm" svg:x2="13.192cm" svg:y2="7.955cm" draw:start-shape="id2" draw:start-glue-point="5" draw:end-shape="id3" draw:end-glue-point="7" svg:d="m16494 7954-3302 1" svg:viewBox="0 0 3303 2">
          <text:p/>
        </draw:connector>
        <draw:custom-shape draw:style-name="gr1" draw:text-style-name="P2" xml:id="id4" draw:id="id4" draw:layer="layout" svg:width="4.572cm" svg:height="1.524cm" svg:x="16.494cm" svg:y="9.161cm">
          <text:p text:style-name="P1"><text:span text:style-name="T1">Allora è arrivato</text:span></text:p>
          <text:p text:style-name="P1"><text:span text:style-name="T1">un pacchett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s" svg:x1="10.779cm" svg:y1="9.034cm" svg:x2="16.494cm" svg:y2="9.923cm" draw:start-shape="id3" draw:start-glue-point="6" draw:end-shape="id4" draw:end-glue-point="5" svg:d="m10779 9034v889h5214 501" svg:viewBox="0 0 5716 890">
          <text:p/>
        </draw:connector>
        <draw:custom-shape draw:style-name="gr3" draw:text-style-name="P2" xml:id="id11" draw:id="id11" draw:layer="layout" svg:width="5.334cm" svg:height="3.556cm" svg:x="3.667cm" svg:y="18.907cm">
          <text:p text:style-name="P1"><text:span text:style-name="T2">Nel buffer</text:span></text:p>
          <text:p text:style-name="P1"><text:span text:style-name="T2">ci sono</text:span></text:p>
          <text:p text:style-name="P1"><text:span text:style-name="T2">frame per lo stesso </text:span></text:p>
          <text:p text:style-name="P1"><text:span text:style-name="T2">destinatario?</text:span><text:span text:style-name="T1">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0.972cm" svg:height="0.806cm" svg:x="7.35cm" svg:y="7.085cm">
          <draw:text-box>
            <text:p><text:span text:style-name="T1">SI</text:span></text:p>
          </draw:text-box>
        </draw:frame>
        <draw:custom-shape draw:style-name="gr5" draw:text-style-name="P5" xml:id="id20" draw:id="id20" draw:layer="layout" svg:width="5.207cm" svg:height="6.604cm" svg:x="10.271cm" svg:y="17.383cm">
          <text:p text:style-name="P4"><text:span text:style-name="T2">Es: </text:span></text:p>
          <text:p text:style-name="P4"><text:span text:style-name="T2">sta3 → sta4 (in corso)</text:span></text:p>
          <text:p text:style-name="P4"><text:span text:style-name="T2">sta1 → sta4 (comincia)</text:span></text:p>
          <text:p text:style-name="P4"><text:span text:style-name="T2"/></text:p>
          <text:p text:style-name="P4"><text:span text:style-name="T2">CRC = 0 sul frame della</text:span></text:p>
          <text:p text:style-name="P4"><text:span text:style-name="T2">sta che ha la connessione</text:span></text:p>
          <text:p text:style-name="P4"><text:span text:style-name="T2">in corso (sta3)</text:span></text:p>
          <text:p text:style-name="P4"><text:span text:style-name="T2"/></text:p>
          <text:p text:style-name="P4"><text:span text:style-name="T2">“</text:span><text:span text:style-name="T2">per semplicità”</text:span></text:p>
          <text:p text:style-name="P4"><text:span text:style-name="T2">elimina frame</text:span></text:p>
          <text:p text:style-name="P4"><text:span text:style-name="T2">dell'altra stazione (sta1)</text:span></text:p>
          <text:p text:style-name="P4"><text:span text:style-name="T2">ed inoltra solo il frame</text:span></text:p>
          <text:p text:style-name="P4"><text:span text:style-name="T2">di sta3 a tutti (*)</text:span></text:p>
          <text:p text:style-name="P4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3" draw:layer="layout" svg:width="1.143cm" svg:height="0.806cm" svg:x="8.874cm" svg:y="19.498cm">
          <draw:text-box>
            <text:p><text:span text:style-name="T1">SI</text:span></text:p>
          </draw:text-box>
        </draw:frame>
        <draw:frame draw:style-name="gr6" draw:text-style-name="P3" draw:layer="layout" svg:width="1.27cm" svg:height="0.806cm" svg:x="2.778cm" svg:y="10.398cm">
          <draw:text-box>
            <text:p><text:span text:style-name="T1">NO</text:span></text:p>
          </draw:text-box>
        </draw:frame>
        <draw:custom-shape draw:style-name="gr5" draw:text-style-name="P6" xml:id="id5" draw:id="id5" draw:layer="layout" svg:width="4.318cm" svg:height="0.889cm" svg:x="4.175cm" svg:y="39.608cm">
          <draw:glue-point draw:id="8" svg:x="3.529cm" svg:y="-4.994cm"/>
          <text:p text:style-name="P1"><text:span text:style-name="T2">Libera l'are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draw:line-skew="19.705cm 7.132cm" svg:x1="8.493cm" svg:y1="40.052cm" svg:x2="20.601cm" svg:y2="5.478cm" draw:start-shape="id5" draw:start-glue-point="7" draw:end-shape="id1" draw:end-glue-point="9" svg:d="m8493 40052h20207v-34574h-8099" svg:viewBox="0 0 20208 34575">
          <text:p/>
        </draw:connector>
        <draw:custom-shape draw:style-name="gr7" draw:text-style-name="P7" draw:layer="layout" svg:width="27.7cm" svg:height="2.032cm" svg:x="1cm" svg:y="1cm">
          <text:p text:style-name="P1"><text:span text:style-name="T3">Vita del mezzo condivis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6" xml:id="id6" draw:id="id6" draw:layer="layout" svg:width="3.302cm" svg:height="2.413cm" svg:x="20.557cm" svg:y="12.176cm">
          <text:p text:style-name="P1"><text:span text:style-name="T2">L'area</text:span></text:p>
          <text:p text:style-name="P1"><text:span text:style-name="T2">è liber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s" draw:line-skew="0.641cm" svg:x1="21.066cm" svg:y1="9.923cm" svg:x2="22.208cm" svg:y2="12.176cm" draw:start-shape="id4" draw:start-glue-point="7" draw:end-shape="id6" draw:end-glue-point="4" svg:d="m21066 9923h1143l-1 1751v502" svg:viewBox="0 0 1144 2254">
          <text:p/>
        </draw:connector>
        <draw:custom-shape draw:style-name="gr1" draw:text-style-name="P5" xml:id="id7" draw:id="id7" draw:layer="layout" svg:width="3.81cm" svg:height="1.397cm" svg:x="23.098cm" svg:y="16.113cm">
          <text:p text:style-name="P4"><text:span text:style-name="T2">Occupa</text:span></text:p>
          <text:p text:style-name="P4"><text:span text:style-name="T2">l'are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5" xml:id="id8" draw:id="id8" draw:layer="layout" svg:width="3.81cm" svg:height="5.08cm" svg:x="23.098cm" svg:y="19.161cm">
          <draw:glue-point draw:id="8" svg:x="3.333cm" svg:y="5.002cm"/>
          <text:p text:style-name="P4"><text:span text:style-name="T2">Metti il</text:span></text:p>
          <text:p text:style-name="P4"><text:span text:style-name="T2">Pacchetto</text:span></text:p>
          <text:p text:style-name="P4"><text:span text:style-name="T2">nel buffer</text:span></text:p>
          <text:p text:style-name="P4"><text:span text:style-name="T2">(imposta il</text:span></text:p>
          <text:p text:style-name="P4"><text:span text:style-name="T2">TDout,</text:span></text:p>
          <text:p text:style-name="P4"><text:span text:style-name="T2">timer + duration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draw:line-skew="0.642cm" svg:x1="23.859cm" svg:y1="13.382cm" svg:x2="25.003cm" svg:y2="16.113cm" draw:start-shape="id6" draw:start-glue-point="7" draw:end-shape="id7" draw:end-glue-point="4" svg:d="m23859 13382h1144v2229 502" svg:viewBox="0 0 1145 2732">
          <text:p/>
        </draw:connector>
        <draw:connector draw:style-name="gr2" draw:text-style-name="P1" draw:layer="layout" draw:type="line" svg:x1="25.003cm" svg:y1="17.51cm" svg:x2="25.003cm" svg:y2="19.161cm" draw:start-shape="id7" draw:start-glue-point="6" draw:end-shape="id8" draw:end-glue-point="4" svg:d="m25003 17510v1651" svg:viewBox="0 0 1 1652">
          <text:p/>
        </draw:connector>
        <draw:connector draw:style-name="gr2" draw:text-style-name="P1" draw:layer="layout" draw:type="line" svg:x1="26.908cm" svg:y1="21.701cm" svg:x2="28.657cm" svg:y2="21.717cm" draw:start-shape="id8" draw:start-glue-point="7" svg:d="m26908 21701 1749 16" svg:viewBox="0 0 1750 17">
          <text:p/>
        </draw:connector>
        <draw:custom-shape draw:style-name="gr1" draw:text-style-name="P5" xml:id="id9" draw:id="id9" draw:layer="layout" svg:width="4.318cm" svg:height="1.778cm" svg:x="16.621cm" svg:y="15.859cm">
          <text:p text:style-name="P4"><text:span text:style-name="T2">Marca il frame</text:span></text:p>
          <text:p text:style-name="P4"><text:span text:style-name="T2">corrotto e spediscilo</text:span></text:p>
          <text:p text:style-name="P4"><text:span text:style-name="T2">a tutte le stazion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20.557cm" svg:y1="13.382cm" svg:x2="18.78cm" svg:y2="15.859cm" draw:start-shape="id6" draw:start-glue-point="5" draw:end-shape="id9" svg:d="m20557 13382h-1777v2477" svg:viewBox="0 0 1778 2478">
          <text:p/>
        </draw:connector>
        <draw:frame draw:style-name="gr6" draw:text-style-name="P3" draw:layer="layout" svg:width="1.143cm" svg:height="0.806cm" svg:x="23.987cm" svg:y="12.684cm">
          <draw:text-box>
            <text:p><text:span text:style-name="T1">SI</text:span></text:p>
          </draw:text-box>
        </draw:frame>
        <draw:frame draw:style-name="gr6" draw:text-style-name="P3" draw:layer="layout" svg:width="1.27cm" svg:height="0.806cm" svg:x="19.288cm" svg:y="12.684cm">
          <draw:text-box>
            <text:p><text:span text:style-name="T1">NO</text:span></text:p>
          </draw:text-box>
        </draw:frame>
        <draw:frame draw:style-name="gr6" draw:text-style-name="P3" draw:layer="layout" svg:width="1.27cm" svg:height="0.806cm" svg:x="10.779cm" svg:y="9.084cm">
          <draw:text-box>
            <text:p><text:span text:style-name="T1">NO</text:span></text:p>
          </draw:text-box>
        </draw:frame>
        <draw:custom-shape draw:style-name="gr1" draw:text-style-name="P6" xml:id="id10" draw:id="id10" draw:layer="layout" svg:width="4.064cm" svg:height="3.175cm" svg:x="4.302cm" svg:y="9.509cm">
          <text:p text:style-name="P1"><text:span text:style-name="T2">Ci</text:span></text:p>
          <text:p text:style-name="P1"><text:span text:style-name="T2">sono</text:span></text:p>
          <text:p text:style-name="P1"><text:span text:style-name="T2">frame nel</text:span></text:p>
          <text:p text:style-name="P1"><text:span text:style-name="T2">buff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8.366cm" svg:y1="7.955cm" svg:x2="6.334cm" svg:y2="9.509cm" draw:start-shape="id3" draw:start-glue-point="5" draw:end-shape="id10" svg:d="m8366 7955h-2032v1554" svg:viewBox="0 0 2033 1555">
          <text:p/>
        </draw:connector>
        <draw:frame draw:style-name="gr6" draw:text-style-name="P3" draw:layer="layout" svg:width="1.143cm" svg:height="0.806cm" svg:x="8.62cm" svg:y="14.672cm">
          <draw:text-box>
            <text:p><text:span text:style-name="T1">SI</text:span></text:p>
          </draw:text-box>
        </draw:frame>
        <draw:custom-shape draw:style-name="gr1" draw:text-style-name="P6" xml:id="id12" draw:id="id12" draw:layer="layout" svg:width="4.064cm" svg:height="3.048cm" svg:x="4.302cm" svg:y="24.241cm">
          <text:p text:style-name="P1"><text:span text:style-name="T2">Sono</text:span></text:p>
          <text:p text:style-name="P1"><text:span text:style-name="T2">stati spediti</text:span></text:p>
          <text:p text:style-name="P1"><text:span text:style-name="T2">n-1 byt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" svg:x1="6.334cm" svg:y1="22.463cm" svg:x2="6.334cm" svg:y2="24.241cm" draw:start-shape="id11" draw:start-glue-point="6" draw:end-shape="id12" draw:end-glue-point="4" svg:d="m6334 22463v1778" svg:viewBox="0 0 1 1779">
          <text:p/>
        </draw:connector>
        <draw:custom-shape draw:style-name="gr1" draw:text-style-name="P5" xml:id="id13" draw:id="id13" draw:layer="layout" svg:width="2.413cm" svg:height="1.778cm" svg:x="9.89cm" svg:y="24.876cm">
          <text:p text:style-name="P4"><text:span text:style-name="T2">Spedisci</text:span></text:p>
          <text:p text:style-name="P4"><text:span text:style-name="T2">n-1 byte</text:span></text:p>
          <text:p text:style-name="P4"><text:span text:style-name="T2">a tutti (*)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366cm" svg:y1="25.765cm" svg:x2="9.89cm" svg:y2="25.765cm" draw:start-shape="id12" draw:start-glue-point="7" draw:end-shape="id13" draw:end-glue-point="3" svg:d="m8366 25765h1524" svg:viewBox="0 0 1525 1">
          <text:p/>
        </draw:connector>
        <draw:frame draw:style-name="gr6" draw:text-style-name="P3" draw:layer="layout" svg:width="1.27cm" svg:height="0.806cm" svg:x="8.239cm" svg:y="25.086cm">
          <draw:text-box>
            <text:p><text:span text:style-name="T1">NO</text:span></text:p>
          </draw:text-box>
        </draw:frame>
        <draw:custom-shape draw:style-name="gr1" draw:text-style-name="P6" xml:id="id14" draw:id="id14" draw:layer="layout" svg:width="4.064cm" svg:height="2.667cm" svg:x="4.302cm" svg:y="28.686cm">
          <draw:glue-point draw:id="8" svg:x="2.5cm" svg:y="-2.617cm"/>
          <text:p text:style-name="P1"><text:span text:style-name="T2">È</text:span></text:p>
          <text:p text:style-name="P1"><text:span text:style-name="T2">scaduto</text:span></text:p>
          <text:p text:style-name="P1"><text:span text:style-name="T2">il TDou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" svg:x1="6.334cm" svg:y1="27.289cm" svg:x2="6.334cm" svg:y2="28.686cm" draw:start-shape="id12" draw:start-glue-point="6" draw:end-shape="id14" draw:end-glue-point="4" svg:d="m6334 27289v1397" svg:viewBox="0 0 1 1398">
          <text:p/>
        </draw:connector>
        <draw:frame draw:style-name="gr6" draw:text-style-name="P3" draw:layer="layout" svg:width="1.27cm" svg:height="0.806cm" svg:x="6.207cm" svg:y="22.336cm">
          <draw:text-box>
            <text:p><text:span text:style-name="T1">NO</text:span></text:p>
          </draw:text-box>
        </draw:frame>
        <draw:frame draw:style-name="gr6" draw:text-style-name="P3" draw:layer="layout" svg:width="1.143cm" svg:height="0.806cm" svg:x="6.207cm" svg:y="27.289cm">
          <draw:text-box>
            <text:p><text:span text:style-name="T1">SI</text:span></text:p>
          </draw:text-box>
        </draw:frame>
        <draw:custom-shape draw:style-name="gr1" draw:text-style-name="P5" xml:id="id15" draw:id="id15" draw:layer="layout" svg:width="2.413cm" svg:height="2.921cm" svg:x="9.89cm" svg:y="28.559cm">
          <text:p text:style-name="P4"><text:span text:style-name="T2">In questo</text:span></text:p>
          <text:p text:style-name="P4"><text:span text:style-name="T2">caso il</text:span></text:p>
          <text:p text:style-name="P4"><text:span text:style-name="T2">mezzo</text:span></text:p>
          <text:p text:style-name="P4"><text:span text:style-name="T2">rimane</text:span></text:p>
          <text:p text:style-name="P4"><text:span text:style-name="T2">occupato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366cm" svg:y1="30.019cm" svg:x2="9.89cm" svg:y2="30.019cm" draw:start-shape="id14" draw:start-glue-point="7" draw:end-shape="id15" draw:end-glue-point="3" svg:d="m8366 30019h1524" svg:viewBox="0 0 1525 1">
          <text:p/>
        </draw:connector>
        <draw:frame draw:style-name="gr6" draw:text-style-name="P3" draw:layer="layout" svg:width="1.27cm" svg:height="0.806cm" svg:x="8.239cm" svg:y="29.321cm">
          <draw:text-box>
            <text:p><text:span text:style-name="T1">NO</text:span></text:p>
          </draw:text-box>
        </draw:frame>
        <draw:connector draw:style-name="gr2" draw:text-style-name="P1" draw:layer="layout" draw:type="line" svg:x1="11.096cm" svg:y1="31.48cm" svg:x2="11.07cm" svg:y2="40.022cm" draw:start-shape="id15" draw:start-glue-point="2" svg:d="m11096 31480-26 8542" svg:viewBox="0 0 27 8543">
          <text:p/>
        </draw:connector>
        <draw:custom-shape draw:style-name="gr1" draw:text-style-name="P5" xml:id="id16" draw:id="id16" draw:layer="layout" svg:width="4.445cm" svg:height="2.159cm" svg:x="4.102cm" svg:y="32.75cm">
          <text:p text:style-name="P4"><text:span text:style-name="T2">Inoltra l'ultimo byte a</text:span></text:p>
          <text:p text:style-name="P4"><text:span text:style-name="T2">tutti (*)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6.334cm" svg:y1="31.353cm" svg:x2="6.324cm" svg:y2="32.75cm" draw:start-shape="id14" draw:start-glue-point="6" draw:end-shape="id16" draw:end-glue-point="0" svg:d="m6334 31353-10 1397" svg:viewBox="0 0 11 1398">
          <text:p/>
        </draw:connector>
        <draw:frame draw:style-name="gr6" draw:text-style-name="P3" draw:layer="layout" svg:width="1.143cm" svg:height="0.806cm" svg:x="6.207cm" svg:y="31.436cm">
          <draw:text-box>
            <text:p><text:span text:style-name="T1">SI</text:span></text:p>
          </draw:text-box>
        </draw:frame>
        <draw:custom-shape draw:style-name="gr1" draw:text-style-name="P5" xml:id="id17" draw:id="id17" draw:layer="layout" svg:width="4.445cm" svg:height="1.651cm" svg:x="4.101cm" svg:y="36.179cm">
          <text:p text:style-name="P4"><text:span text:style-name="T2">Togli pacchetto</text:span></text:p>
          <text:p text:style-name="P4"><text:span text:style-name="T2">dal buff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6.324cm" svg:y1="34.909cm" svg:x2="6.323cm" svg:y2="36.179cm" draw:start-shape="id16" draw:start-glue-point="2" draw:end-shape="id17" draw:end-glue-point="0" svg:d="m6324 34909-1 1270" svg:viewBox="0 0 2 1271">
          <text:p/>
        </draw:connector>
        <draw:connector draw:style-name="gr2" draw:text-style-name="P1" draw:layer="layout" draw:type="line" svg:x1="6.323cm" svg:y1="37.83cm" svg:x2="6.334cm" svg:y2="39.608cm" draw:start-shape="id17" draw:start-glue-point="2" draw:end-shape="id5" draw:end-glue-point="4" svg:d="m6323 37830 11 1778" svg:viewBox="0 0 12 1779">
          <text:p/>
        </draw:connector>
        <draw:connector draw:style-name="gr2" draw:text-style-name="P1" draw:layer="layout" draw:line-skew="-1.404cm" svg:x1="4.302cm" svg:y1="11.097cm" svg:x2="4.175cm" svg:y2="40.052cm" draw:start-shape="id10" draw:start-glue-point="5" draw:end-shape="id5" draw:end-glue-point="5" svg:d="m4302 11097h-2032v28955h1905" svg:viewBox="0 0 2033 28956">
          <text:p/>
        </draw:connector>
        <draw:custom-shape draw:style-name="gr1" draw:text-style-name="P5" xml:id="id18" draw:id="id18" draw:layer="layout" svg:width="4.318cm" svg:height="1.778cm" svg:x="16.62cm" svg:y="19.796cm">
          <draw:glue-point draw:id="8" svg:x="-2.644cm" svg:y="-5cm"/>
          <text:p text:style-name="P4"><text:span text:style-name="T2">Svuota tutti</text:span></text:p>
          <text:p text:style-name="P4"><text:span text:style-name="T2">i buffer dell'area</text:span></text:p>
          <text:p text:style-name="P4"><text:span text:style-name="T2">(reset dell'area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8.78cm" svg:y1="17.637cm" svg:x2="18.779cm" svg:y2="19.796cm" draw:start-shape="id9" draw:start-glue-point="6" draw:end-shape="id18" draw:end-glue-point="4" svg:d="m18780 17637-1 2159" svg:viewBox="0 0 2 2160">
          <text:p/>
        </draw:connector>
        <draw:connector draw:style-name="gr2" draw:text-style-name="P1" draw:layer="layout" draw:line-skew="7.747cm" svg:x1="18.779cm" svg:y1="21.574cm" svg:x2="7.857cm" svg:y2="39.609cm" draw:start-shape="id18" draw:start-glue-point="6" draw:end-shape="id5" draw:end-glue-point="8" svg:d="m18779 21574v16764h-10922v1271" svg:viewBox="0 0 10923 18036">
          <text:p/>
        </draw:connector>
        <draw:connector draw:style-name="gr2" draw:text-style-name="P1" draw:layer="layout" svg:x1="11.096cm" svg:y1="26.654cm" svg:x2="7.35cm" svg:y2="29.322cm" draw:start-shape="id13" draw:start-glue-point="2" draw:end-shape="id14" draw:end-glue-point="8" svg:d="m11096 26654v1016h-3746v1652" svg:viewBox="0 0 3747 2669">
          <text:p/>
        </draw:connector>
        <draw:custom-shape draw:style-name="gr7" draw:text-style-name="P1" draw:layer="layout" svg:width="4.572cm" svg:height="2.159cm" svg:x="11.414cm" svg:y="4.175cm">
          <text:p text:style-name="P1">Entry</text:p>
          <text:p text:style-name="P1">Point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" draw:text-style-name="P6" xml:id="id19" draw:id="id19" draw:layer="layout" svg:width="4.064cm" svg:height="3.175cm" svg:x="4.301cm" svg:y="13.827cm">
          <text:p text:style-name="P1"><text:span text:style-name="T2">Genera</text:span></text:p>
          <text:p text:style-name="P1"><text:span text:style-name="T2">errore 10%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" svg:x1="6.334cm" svg:y1="12.684cm" svg:x2="6.333cm" svg:y2="13.827cm" draw:start-shape="id10" draw:start-glue-point="6" draw:end-shape="id19" draw:end-glue-point="4" svg:d="m6334 12684-1 1143" svg:viewBox="0 0 2 1144">
          <text:p/>
        </draw:connector>
        <draw:connector draw:style-name="gr2" draw:text-style-name="P1" draw:layer="layout" draw:type="line" svg:x1="6.333cm" svg:y1="17.002cm" svg:x2="6.334cm" svg:y2="18.907cm" draw:start-shape="id19" draw:start-glue-point="6" draw:end-shape="id11" draw:end-glue-point="4" svg:d="m6333 17002 1 1905" svg:viewBox="0 0 2 1906">
          <text:p/>
        </draw:connector>
        <draw:frame draw:style-name="gr6" draw:text-style-name="P3" draw:layer="layout" svg:width="1.27cm" svg:height="0.806cm" svg:x="2.778cm" svg:y="10.398cm">
          <draw:text-box>
            <text:p><text:span text:style-name="T1">NO</text:span></text:p>
          </draw:text-box>
        </draw:frame>
        <draw:frame draw:style-name="gr6" draw:text-style-name="P3" draw:layer="layout" svg:width="1.27cm" svg:height="0.806cm" svg:x="6.334cm" svg:y="17.002cm">
          <draw:text-box>
            <text:p><text:span text:style-name="T1">NO</text:span></text:p>
          </draw:text-box>
        </draw:frame>
        <draw:connector draw:style-name="gr2" draw:text-style-name="P1" draw:layer="layout" svg:x1="15.478cm" svg:y1="20.685cm" svg:x2="16.62cm" svg:y2="20.685cm" draw:start-shape="id20" draw:start-glue-point="7" draw:end-shape="id18" draw:end-glue-point="5" svg:d="m15478 20685h1142" svg:viewBox="0 0 1143 1">
          <text:p/>
        </draw:connector>
        <draw:connector draw:style-name="gr2" draw:text-style-name="P1" draw:layer="layout" draw:line-skew="1.714cm" svg:x1="8.365cm" svg:y1="15.415cm" svg:x2="16.621cm" svg:y2="16.748cm" draw:start-shape="id19" draw:start-glue-point="7" draw:end-shape="id9" draw:end-glue-point="5" svg:d="m8365 15415h5843v1333h2413" svg:viewBox="0 0 8257 1334">
          <text:p/>
        </draw:connector>
        <draw:connector draw:style-name="gr2" draw:text-style-name="P1" draw:layer="layout" svg:x1="9.001cm" svg:y1="20.685cm" svg:x2="10.271cm" svg:y2="20.685cm" draw:start-shape="id11" draw:start-glue-point="7" draw:end-shape="id20" draw:end-glue-point="5" svg:d="m9001 20685h1270" svg:viewBox="0 0 1271 1">
          <text:p/>
        </draw:connector>
        <draw:custom-shape draw:style-name="gr7" draw:text-style-name="P6" draw:layer="layout" svg:width="5.969cm" svg:height="2.667cm" svg:x="22.082cm" svg:y="36.814cm">
          <text:p text:style-name="P4"><text:span text:style-name="T2">(*) per “tutti” si intende</text:span></text:p>
          <text:p text:style-name="P4"><text:span text:style-name="T2">tutte le stazioni dell'area</text:span></text:p>
          <text:p text:style-name="P4"><text:span text:style-name="T2">fuorchè il mi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 </meta:initial-creator>
    <meta:creation-date>2014-02-13T16:37:31</meta:creation-date>
    <meta:generator>LibreOffice/3.5$Linux_x86 LibreOffice_project/350m1$Build-2</meta:generator>
    <dc:date>2014-02-15T14:25:52</dc:date>
    <dc:creator>carlo </dc:creator>
    <meta:editing-duration>PT1H33M58S</meta:editing-duration>
    <meta:editing-cycles>20</meta:editing-cycles>
    <meta:document-statistic meta:object-count="64"/>
  </office:meta>
</office:document-meta>
</file>